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interviewbit.com/problems/rearrange-array/</text:p>
      <text:p text:style-name="Standard">https://www.interviewbit.com/problems/search-for-a-range/</text:p>
      <text:p text:style-name="Standard">https://www.interviewbit.com/problems/implement-power-function/</text:p>
      <text:p text:style-name="Standard">https://www.interviewbit.com/problems/implement-power-function/</text:p>
      <text:p text:style-name="Standard">https://www.interviewbit.com/problems/median-of-array/</text:p>
      <text:p text:style-name="Standard">https://www.interviewbit.com/problems/city-tour/</text:p>
      <text:p text:style-name="Standard">https://www.geeksforgeeks.org/primality-test-set-1-introduction-and-school-method/</text:p>
      <text:p text:style-name="Standard">https://www.interviewbit.com/problems/swap-list-nodes-in-pairs/</text:p>
      <text:p text:style-name="Standard">https://www.geeksforgeeks.org/merge-sort-for-linked-list/</text:p>
      <text:p text:style-name="Standard">https://www.interviewbit.com/problems/add-two-numbers-as-lists/</text:p>
      <text:p text:style-name="Standard">https://www.geeksforgeeks.org/detect-loop-in-a-linked-list/</text:p>
      <text:p text:style-name="Standard">https://www.interviewbit.com/problems/list-cycle/</text:p>
      <text:p text:style-name="Standard">https://www.interviewbit.com/problems/single-number/</text:p>
      <text:p text:style-name="Standard">https://www.interviewbit.com/problems/single-number-ii/</text:p>
      <text:p text:style-name="Standard">https://www.geeksforgeeks.org/count-set-bits-in-an-integer/</text:p>
      <text:p text:style-name="Standard">https://www.geeksforgeeks.org/subarraysubstring-vs-subsequence-and-programs-to-generate-them/</text:p>
      <text:p text:style-name="Standard">https://www.geeksforgeeks.org/python-ways-to-find-all-permutation-of-a-string/</text:p>
      <text:p text:style-name="Standard">https://www.interviewbit.com/problems/anagrams/</text:p>
      <text:p text:style-name="Standard">https://www.interviewbit.com/problems/points-on-the-straight-line/</text:p>
      <text:p text:style-name="Standard"><text:a xlink:type="simple" xlink:href="https://www.interviewbit.com/problems/meeting-rooms/" text:style-name="Internet_20_link" text:visited-style-name="Visited_20_Internet_20_Link">https://www.interviewbit.com/problems/meeting-rooms/</text:a></text:p>
      <text:p text:style-name="Standard">https://www.interviewbit.com/problems/reverse-link-list-recursion/</text:p>
      <text:p text:style-name="Standard">https://www.youtube.com/watch?v=hqijNdQTBH8</text:p>
      <text:p text:style-name="Standard">https://www.interviewbit.com/problems/combination-sum/</text:p>
      <text:p text:style-name="Standard">https://www.interviewbit.com/problems/subset/</text:p>
      <text:p text:style-name="Standard">https://www.interviewbit.com/problems/generate-all-parentheses-ii/</text:p>
      <text:p text:style-name="Standard">https://www.interviewbit.com/problems/gray-code/</text:p>
      <text:p text:style-name="Standard">https://www.interviewbit.com/problems/letter-phone/</text:p>
      <text:p text:style-name="Standard">https://www.interviewbit.com/problems/nqueens/</text:p>
      <text:p text:style-name="Standard"><text:a xlink:type="simple" xlink:href="https://www.interviewbit.com/problems/sudoku/" text:style-name="Internet_20_link" text:visited-style-name="Visited_20_Internet_20_Link">https://www.interviewbit.com/problems/sudoku/</text:a></text:p>
      <text:p text:style-name="Standard">https://www.interviewbit.com/problems/min-stack/</text:p>
      <text:p text:style-name="Standard">https://www.interviewbit.com/problems/first-non-repeating-character-in-a-stream-of-characters/</text:p>
      <text:p text:style-name="Standard">https://www.geeksforgeeks.org/largest-sum-contiguous-subarray/</text:p>
      <text:p text:style-name="Standard">https://www.geeksforgeeks.org/inplace-rotate-square-matrix-by-90-degrees/</text:p>
      <text:p text:style-name="Standard">https://www.youtube.com/watch?v=IdZlsG6P17w</text:p>
      <text:p text:style-name="Standard">https://www.interviewbit.com/problems/merge-overlapping-intervals/</text:p>
      <text:p text:style-name="Standard">https://www.geeksforgeeks.org/inorder-tree-traversal-without-recursion/</text:p>
      <text:p text:style-name="Standard">https://www.geeksforgeeks.org/iterative-preorder-traversal/</text:p>
      <text:p text:style-name="Standard">https://www.geeksforgeeks.org/iterative-postorder-traversal-using-stack/</text:p>
      <text:p text:style-name="Standard">https://www.geeksforgeeks.org/iterative-postorder-traversal/</text:p>
      <text:p text:style-name="Standard">https://www.geeksforgeeks.org/tree-traversals-inorder-preorder-and-postorder/</text:p>
      <text:p text:style-name="Standard">https://www.interviewbit.com/problems/sorted-array-to-balanced-bst/</text:p>
      <text:p text:style-name="Standard">https://www.interviewbit.com/problems/path-to-given-node/</text:p>
      <text:p text:style-name="Standard">https://www.geeksforgeeks.org/write-a-c-program-to-find-the-maximum-depth-or-height-of-a-tree/</text:p>
      <text:p text:style-name="Standard">https://www.geeksforgeeks.org/root-to-leaf-path-sum-equal-to-a-given-number/</text:p>
      <text:p text:style-name="Standard">https://www.geeksforgeeks.org/level-order-tree-traversal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2T10:06:52.185000000</meta:creation-date>
    <dc:date>2020-08-26T12:54:52.028000000</dc:date>
    <meta:editing-duration>PT11M53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45" meta:word-count="45" meta:character-count="2754" meta:non-whitespace-character-count="2754"/>
  </office:meta>
</office:document-meta>
</file>